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NoMatchEvent.setKeys( Set &lt; CorrelationKey &gt;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NoMatchEvent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NoMatchEvent.CorrelationNoMatchEvent( QName qName , String opName , String mexId , CorrelationKey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